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Heading_20_1">
      <style:text-properties fo:language="en" fo:country="GB" style:language-asian="zxx" style:country-asian="none" style:language-complex="zxx" style:country-complex="none"/>
    </style:style>
    <style:style style:name="P3" style:family="paragraph" style:parent-style-name="Heading_20_3">
      <style:text-properties fo:language="en" fo:country="GB" style:language-asian="zxx" style:country-asian="none" style:language-complex="zxx" style:country-complex="none"/>
    </style:style>
    <style:style style:name="P4" style:family="paragraph" style:parent-style-name="Heading_20_2">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language-asian="zxx" style:country-asian="none" style:language-complex="zxx" style:country-complex="none"/>
    </style:style>
    <style:style style:name="P6" style:family="paragraph" style:parent-style-name="Standard" style:list-style-name="L2">
      <style:text-properties fo:language="en" fo:country="GB" style:language-asian="zxx" style:country-asian="none" style:language-complex="zxx" style:country-complex="none"/>
    </style:style>
    <style:style style:name="P7" style:family="paragraph" style:parent-style-name="Standard" style:list-style-name="L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4" text:outline-level="2">Data retrieving scripts</text:h>
      <text:h text:style-name="P3"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2689886299869707803" text:style-name="L1">
        <text:list-item>
          <text:p text:style-name="P5">EC numbers of proteins found in the annotation file</text:p>
        </text:list-item>
        <text:list-item>
          <text:p text:style-name="P5">The annotation type, primary or RefSeq, both when available</text:p>
        </text:list-item>
        <text:list-item>
          <text:p text:style-name="P5">A cross reference used to get the Uniprot accession number of the protein, that is also downloaded by the script</text:p>
        </text:list-item>
      </text:list>
      <text:p text:style-name="P1">All these informations are stored in an ORM database, detailed in the next paragraph. </text:p>
      <text:h text:style-name="P3"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623605905241539301" text:style-name="L2">
        <text:list-item>
          <text:p text:style-name="P6">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6"/>
        </text:list-item>
        <text:list-item>
          <text:p text:style-name="P6">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5681926725890018039" text:style-name="L3">
        <text:list-item>
          <text:p text:style-name="P7"><text:span text:style-name="T1">Metacyc:</text:span> We can do a research from:</text:p>
          <text:list>
            <text:list-item>
              <text:p text:style-name="P7">EC numbers</text:p>
            </text:list-item>
            <text:list-item>
              <text:p text:style-name="P7">The names of compounds, genes, proteins or pathways</text:p>
            </text:list-item>
            <text:list-item>
              <text:p text:style-name="P7">A PGDB ID (Pathway Genome DataBase) (common to biocyc websites)</text:p>
              <text:list>
                <text:list-item>
                  <text:p text:style-name="P7">Can be turn into an SBML file</text:p>
                </text:list-item>
              </text:list>
            </text:list-item>
            <text:list-item>
              <text:p text:style-name="P7">A Biocyc locus ID</text:p>
            </text:list-item>
            <text:list-item>
              <text:p text:style-name="P7">An ID from other databases (Uniprot, NCBI..)</text:p>
            </text:list-item>
          </text:list>
        </text:list-item>
        <text:list-item>
          <text:p text:style-name="P7">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OpenOffice.org/3.4.1$Win32 OpenOffice.org_project/341m1$Build-9593</meta:generator>
    <dc:date>2016-03-02T17:05:20.99</dc:date>
    <meta:document-statistic meta:table-count="0" meta:image-count="0" meta:object-count="0" meta:page-count="2" meta:paragraph-count="43" meta:word-count="795" meta:character-count="4930"/>
    <meta:user-defined meta:name="Info 1"/>
    <meta:user-defined meta:name="Info 2"/>
    <meta:user-defined meta:name="Info 3"/>
    <meta:user-defined meta:name="Info 4"/>
  </office:meta>
</office:document-meta>
</file>